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DE8CB"/>
    </style:style>
    <style:style style:name="ce4" style:family="table-cell" style:parent-style-name="Default" style:data-style-name="N0">
      <style:table-cell-properties fo:background-color="#DEE6EF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11" style:family="table-cell" style:parent-style-name="Default" style:data-style-name="N0">
      <style:table-cell-properties fo:background-color="#F8CBA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8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8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8">
            <text:p>4 Robots</text:p>
          </table:table-cell>
          <table:covered-table-cell table:number-columns-repeated="7"/>
          <table:table-cell table:style-name="ce1"/>
          <table:table-cell office:value-type="string" table:style-name="ce2">
            <text:p>5 Robots</text:p>
          </table:table-cell>
          <table:table-cell table:number-columns-repeated="7" table:style-name="ce2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0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74.7" table:style-name="ce4">
            <text:p>74.7</text:p>
          </table:table-cell>
          <table:table-cell office:value-type="float" office:value="58.991999999999997" table:style-name="ce1">
            <text:p>58.992</text:p>
          </table:table-cell>
          <table:table-cell office:value-type="float" office:value="46.39" table:style-name="ce4">
            <text:p>46.39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35.270000000000003" table:style-name="ce5">
            <text:p>35.27</text:p>
          </table:table-cell>
          <table:table-cell office:value-type="float" office:value="50.628999999999998" table:style-name="ce1">
            <text:p>50.629</text:p>
          </table:table-cell>
          <table:table-cell office:value-type="float" office:value="41.220999999999997" table:style-name="ce5">
            <text:p>41.221</text:p>
          </table:table-cell>
          <table:table-cell table:style-name="ce1"/>
          <table:table-cell table:style-name="ce5"/>
          <table:table-cell office:value-type="float" office:value="24.343" table:style-name="ce1">
            <text:p>24.343</text:p>
          </table:table-cell>
          <table:table-cell table:style-name="ce5"/>
          <table:table-cell table:style-name="ce1"/>
          <table:table-cell table:style-name="ce3"/>
          <table:table-cell office:value-type="float" office:value="44" table:style-name="ce5">
            <text:p>44</text:p>
          </table:table-cell>
          <table:table-cell office:value-type="float" office:value="120.827" table:style-name="ce1">
            <text:p>120.827</text:p>
          </table:table-cell>
          <table:table-cell office:value-type="float" office:value="25.513000000000002" table:style-name="ce5">
            <text:p>25.513</text:p>
          </table:table-cell>
          <table:table-cell table:number-columns-repeated="6" table:style-name="ce1"/>
          <table:table-cell office:value-type="float" office:value="44" table:style-name="ce5">
            <text:p>44</text:p>
          </table:table-cell>
          <table:table-cell table:style-name="ce1"/>
          <table:table-cell office:value-type="float" office:value="25.513000000000002" table:style-name="ce5">
            <text:p>25.513</text:p>
          </table:table-cell>
          <table:table-cell table:number-columns-repeated="16353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office:value-type="float" office:value="46.57" table:style-name="ce1">
            <text:p>46.57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6">
            <text:p>54.456</text:p>
          </table:table-cell>
          <table:table-cell office:value-type="float" office:value="42.366" table:style-name="ce5">
            <text:p>42.366</text:p>
          </table:table-cell>
          <table:table-cell office:value-type="float" office:value="36.616999999999997" table:style-name="ce1">
            <text:p>36.617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26.38" table:style-name="ce5">
            <text:p>26.38</text:p>
          </table:table-cell>
          <table:table-cell office:value-type="float" office:value="31.34" table:style-name="ce1">
            <text:p>31.34</text:p>
          </table:table-cell>
          <table:table-cell table:number-columns-repeated="5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88.003" table:style-name="ce4">
            <text:p>88.003</text:p>
          </table:table-cell>
          <table:table-cell office:value-type="float" office:value="66.629000000000005" table:style-name="ce1">
            <text:p>66.629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0" table:style-name="ce5">
            <text:p>60</text:p>
          </table:table-cell>
          <table:table-cell office:value-type="float" office:value="44.012999999999998" table:style-name="ce1">
            <text:p>44.013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44.61" table:style-name="ce5">
            <text:p>44.61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97.29" table:style-name="ce4">
            <text:p>97.29</text:p>
          </table:table-cell>
          <table:table-cell office:value-type="float" office:value="67.78" table:style-name="ce1">
            <text:p>67.78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68.763000000000005" table:style-name="ce5">
            <text:p>68.763</text:p>
          </table:table-cell>
          <table:table-cell office:value-type="float" office:value="46.667999999999999" table:style-name="ce1">
            <text:p>46.668</text:p>
          </table:table-cell>
          <table:table-cell table:style-name="ce5"/>
          <table:table-cell office:value-type="float" office:value="70.634" table:style-name="ce1">
            <text:p>70.634</text:p>
          </table:table-cell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6" table:style-name="ce1"/>
          <table:table-cell office:value-type="float" office:value="77.486999999999995" table:style-name="ce5">
            <text:p>77.487</text:p>
          </table:table-cell>
          <table:table-cell table:style-name="ce1"/>
          <table:table-cell table:style-name="ce5"/>
          <table:table-cell table:number-columns-repeated="16353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style-name="ce1"/>
          <table:table-cell office:value-type="string" table:style-name="ce7">
            <text:p>5 Robots</text:p>
          </table:table-cell>
          <table:table-cell table:number-columns-repeated="7" table:style-name="ce7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0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50.267000000000003" table:style-name="ce1">
            <text:p>50.267</text:p>
          </table:table-cell>
          <table:table-cell office:value-type="float" office:value="39.289000000000001" table:style-name="ce1">
            <text:p>39.289</text:p>
          </table:table-cell>
          <table:table-cell office:value-type="float" office:value="47.36" table:style-name="ce1">
            <text:p>47.36</text:p>
          </table:table-cell>
          <table:table-cell table:number-columns-repeated="5" table:style-name="ce1"/>
          <table:table-cell table:style-name="ce3"/>
          <table:table-cell office:value-type="float" office:value="48" table:style-name="ce1">
            <text:p>48</text:p>
          </table:table-cell>
          <table:table-cell office:value-type="float" office:value="98.122" table:style-name="ce1">
            <text:p>98.122</text:p>
          </table:table-cell>
          <table:table-cell table:number-columns-repeated="6" table:style-name="ce1"/>
          <table:table-cell table:style-name="ce3"/>
          <table:table-cell office:value-type="float" office:value="41.33" table:style-name="ce1">
            <text:p>41.33</text:p>
          </table:table-cell>
          <table:table-cell table:style-name="ce1"/>
          <table:table-cell office:value-type="float" office:value="34.450000000000003" table:style-name="ce1">
            <text:p>34.45</text:p>
          </table:table-cell>
          <table:table-cell table:number-columns-repeated="6" table:style-name="ce1"/>
          <table:table-cell office:value-type="float" office:value="41.33" table:style-name="ce1">
            <text:p>41.33</text:p>
          </table:table-cell>
          <table:table-cell table:number-columns-repeated="16355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76.52" table:style-name="ce1">
            <text:p>76.52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table:number-columns-repeated="4" table:style-name="ce1"/>
          <table:table-cell table:style-name="ce3"/>
          <table:table-cell office:value-type="float" office:value="52.29" table:style-name="ce1">
            <text:p>52.29</text:p>
          </table:table-cell>
          <table:table-cell table:style-name="ce1"/>
          <table:table-cell office:value-type="float" office:value="29.445" table:style-name="ce1">
            <text:p>29.445</text:p>
          </table:table-cell>
          <table:table-cell office:value-type="float" office:value="34.689" table:style-name="ce1">
            <text:p>34.689</text:p>
          </table:table-cell>
          <table:table-cell table:number-columns-repeated="4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0.71" table:style-name="ce1">
            <text:p>30.71</text:p>
          </table:table-cell>
          <table:table-cell table:number-columns-repeated="5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04.7" table:style-name="ce1">
            <text:p>104.7</text:p>
          </table:table-cell>
          <table:table-cell table:number-columns-repeated="7" table:style-name="ce1"/>
          <table:table-cell table:style-name="ce3"/>
          <table:table-cell office:value-type="float" office:value="65.3" table:style-name="ce1">
            <text:p>65.3</text:p>
          </table:table-cell>
          <table:table-cell table:number-columns-repeated="7" table:style-name="ce1"/>
          <table:table-cell table:style-name="ce3"/>
          <table:table-cell office:value-type="float" office:value="50.838999999999999" table:style-name="ce1">
            <text:p>50.839</text:p>
          </table:table-cell>
          <table:table-cell table:number-columns-repeated="8" table:style-name="ce1"/>
          <table:table-cell office:value-type="float" office:value="50.838999999999999" table:style-name="ce1">
            <text:p>50.839</text:p>
          </table:table-cell>
          <table:table-cell table:number-columns-repeated="16355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05.206" table:style-name="ce1">
            <text:p>105.206</text:p>
          </table:table-cell>
          <table:table-cell table:number-columns-repeated="7" table:style-name="ce1"/>
          <table:table-cell table:style-name="ce3"/>
          <table:table-cell office:value-type="float" office:value="68.53" table:style-name="ce1">
            <text:p>68.53</text:p>
          </table:table-cell>
          <table:table-cell table:number-columns-repeated="7" table:style-name="ce1"/>
          <table:table-cell table:style-name="ce3"/>
          <table:table-cell office:value-type="float" office:value="56.35" table:style-name="ce1">
            <text:p>56.35</text:p>
          </table:table-cell>
          <table:table-cell table:number-columns-repeated="8" table:style-name="ce1"/>
          <table:table-cell office:value-type="float" office:value="56.35" table:style-name="ce1">
            <text:p>56.35</text:p>
          </table:table-cell>
          <table:table-cell table:number-columns-repeated="16355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MUSEUM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style-name="ce1"/>
          <table:table-cell office:value-type="string" table:style-name="ce7">
            <text:p>5 Robots</text:p>
          </table:table-cell>
          <table:table-cell table:number-columns-repeated="7" table:style-name="ce7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table:number-columns-repeated="8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7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8" table:style-name="ce1"/>
          <table:table-cell office:value-type="float" office:value="24" table:style-name="ce1">
            <text:p>24</text:p>
          </table:table-cell>
          <table:table-cell table:number-columns-repeated="16355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OFFICE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style-name="ce1"/>
          <table:table-cell office:value-type="string" table:style-name="ce7">
            <text:p>5 Robots</text:p>
          </table:table-cell>
          <table:table-cell table:number-columns-repeated="7" table:style-name="ce7"/>
          <table:table-cell table:number-columns-repeated="16348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1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48"/>
        </table:table-row>
        <table:table-row table:style-name="ro1">
          <table:table-cell office:value-type="float" office:value="0.9" table:style-name="ce1">
            <text:p>0.9</text:p>
          </table:table-cell>
          <table:table-cell table:number-columns-repeated="8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7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8" table:style-name="ce1"/>
          <table:table-cell office:value-type="float" office:value="24" table:style-name="ce1">
            <text:p>24</text:p>
          </table:table-cell>
          <table:table-cell table:number-columns-repeated="16355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1">
          <table:table-cell table:number-columns-repeated="9" table:style-name="ce1"/>
          <table:table-cell table:style-name="ce6"/>
          <table:table-cell table:number-columns-repeated="8" table:style-name="ce1"/>
          <table:table-cell table:style-name="ce6"/>
          <table:table-cell table:number-columns-repeated="16365" table:style-name="ce1"/>
        </table:table-row>
        <table:table-row table:style-name="ro1">
          <table:table-cell office:value-type="string" table:style-name="ce1">
            <text:p>Pre-MUSEUM</text:p>
          </table:table-cell>
          <table:table-cell office:value-type="string" table:number-columns-spanned="8" table:number-rows-spanned="1" table:style-name="ce8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8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8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string" table:style-name="ce4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4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4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4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5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5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5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5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82.055999999999997" table:style-name="ce4">
            <text:p>82.056</text:p>
          </table:table-cell>
          <table:table-cell office:value-type="float" office:value="63.89" table:style-name="ce1">
            <text:p>63.89</text:p>
          </table:table-cell>
          <table:table-cell office:value-type="float" office:value="54.38" table:style-name="ce4">
            <text:p>54.38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office:value-type="float" office:value="56.3" table:style-name="ce5">
            <text:p>56.3</text:p>
          </table:table-cell>
          <table:table-cell office:value-type="float" office:value="54.456000000000003" table:style-name="ce6">
            <text:p>54.456</text:p>
          </table:table-cell>
          <table:table-cell office:value-type="float" office:value="42.366" table:style-name="ce5">
            <text:p>42.366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office:value-type="float" office:value="45.44" table:style-name="ce5">
            <text:p>45.44</text:p>
          </table:table-cell>
          <table:table-cell office:value-type="float" office:value="47.4" table:style-name="ce1">
            <text:p>47.4</text:p>
          </table:table-cell>
          <table:table-cell office:value-type="float" office:value="26.38" table:style-name="ce5">
            <text:p>26.38</text:p>
          </table:table-cell>
          <table:table-cell table:number-columns-repeated="6" table:style-name="ce1"/>
          <table:table-cell office:value-type="float" office:value="45.44" table:style-name="ce5">
            <text:p>45.44</text:p>
          </table:table-cell>
          <table:table-cell table:style-name="ce1"/>
          <table:table-cell table:style-name="ce5"/>
          <table:table-cell table:number-columns-repeated="16353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5"/>
          <table:table-cell table:number-columns-repeated="16362" table:style-name="ce1"/>
        </table:table-row>
        <table:table-row table:number-rows-repeated="2" table:style-name="ro2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3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5"/>
          <table:table-cell table:number-columns-repeated="16362" table:style-name="ce1"/>
        </table:table-row>
        <table:table-row table:number-rows-repeated="2" table:style-name="ro2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Pre-OFFICE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56.43" table:style-name="ce1">
            <text:p>56.43</text:p>
          </table:table-cell>
          <table:table-cell office:value-type="float" office:value="76.52" table:style-name="ce1">
            <text:p>76.52</text:p>
          </table:table-cell>
          <table:table-cell office:value-type="float" office:value="50.884" table:style-name="ce1">
            <text:p>50.884</text:p>
          </table:table-cell>
          <table:table-cell office:value-type="float" office:value="53.454999999999998" table:style-name="ce1">
            <text:p>53.455</text:p>
          </table:table-cell>
          <table:table-cell table:number-columns-repeated="4" table:style-name="ce1"/>
          <table:table-cell table:style-name="ce3"/>
          <table:table-cell office:value-type="float" office:value="52.29" table:style-name="ce1">
            <text:p>52.29</text:p>
          </table:table-cell>
          <table:table-cell table:style-name="ce1"/>
          <table:table-cell office:value-type="float" office:value="29.445" table:style-name="ce1">
            <text:p>29.445</text:p>
          </table:table-cell>
          <table:table-cell office:value-type="float" office:value="34.689" table:style-name="ce1">
            <text:p>34.689</text:p>
          </table:table-cell>
          <table:table-cell table:number-columns-repeated="4" table:style-name="ce1"/>
          <table:table-cell table:style-name="ce3"/>
          <table:table-cell office:value-type="float" office:value="46.156999999999996" table:style-name="ce1">
            <text:p>46.15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0.71" table:style-name="ce1">
            <text:p>30.71</text:p>
          </table:table-cell>
          <table:table-cell table:number-columns-repeated="5" table:style-name="ce1"/>
          <table:table-cell office:value-type="float" office:value="46.156999999999996" table:style-name="ce1">
            <text:p>46.157</text:p>
          </table:table-cell>
          <table:table-cell table:number-columns-repeated="16355" table:style-name="ce1"/>
        </table:table-row>
        <table:table-row table:number-rows-repeated="3" table:style-name="ro2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MUSEUM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number-columns-repeated="16357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 table:style-name="ce1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8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7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16364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2" table:style-name="ro2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1">
            <text:p>Dur-OFFICE</text:p>
          </table:table-cell>
          <table:table-cell office:value-type="string" table:number-columns-spanned="8" table:number-rows-spanned="1" table:style-name="ce9">
            <text:p>2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3 Robots</text:p>
          </table:table-cell>
          <table:covered-table-cell table:number-columns-repeated="7"/>
          <table:table-cell table:style-name="ce3"/>
          <table:table-cell office:value-type="string" table:number-columns-spanned="8" table:number-rows-spanned="1" table:style-name="ce9">
            <text:p>4 Robots</text:p>
          </table:table-cell>
          <table:covered-table-cell table:number-columns-repeated="7"/>
          <table:table-cell table:number-columns-repeated="16357"/>
        </table:table-row>
        <table:table-row table:style-name="ro2">
          <table:table-cell office:value-type="string" table:style-name="ce1">
            <text:p>rho</text:p>
          </table:table-cell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style-name="ce3"/>
          <table:table-cell office:value-type="string" table:style-name="ce1">
            <text:p>CE_PG</text:p>
          </table:table-cell>
          <table:table-cell office:value-type="string" table:style-name="ce1">
            <text:p>DRL</text:p>
          </table:table-cell>
          <table:table-cell office:value-type="string" table:style-name="ce1">
            <text:p>DQN</text:p>
          </table:table-cell>
          <table:table-cell office:value-type="string" table:style-name="ce1">
            <text:p>MADDPG</text:p>
          </table:table-cell>
          <table:table-cell office:value-type="string" table:style-name="ce1">
            <text:p>VDN</text:p>
          </table:table-cell>
          <table:table-cell office:value-type="string" table:style-name="ce1">
            <text:p>V2DN</text:p>
          </table:table-cell>
          <table:table-cell office:value-type="string" table:style-name="ce1">
            <text:p>PD_FAC</text:p>
          </table:table-cell>
          <table:table-cell office:value-type="string" table:style-name="ce1">
            <text:p>MASAC</text:p>
          </table:table-cell>
          <table:table-cell table:number-columns-repeated="16357"/>
        </table:table-row>
        <table:table-row table:style-name="ro2">
          <table:table-cell office:value-type="float" office:value="0.9" table:style-name="ce1">
            <text:p>0.9</text:p>
          </table:table-cell>
          <table:table-cell table:number-columns-repeated="8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7" table:style-name="ce1"/>
          <table:table-cell table:style-name="ce3"/>
          <table:table-cell office:value-type="float" office:value="24" table:style-name="ce1">
            <text:p>24</text:p>
          </table:table-cell>
          <table:table-cell table:number-columns-repeated="16364" table:style-name="ce1"/>
        </table:table-row>
        <table:table-row table:style-name="ro2">
          <table:table-cell office:value-type="float" office:value="0.8" table:style-name="ce1">
            <text:p>0.8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2">
          <table:table-cell office:value-type="float" office:value="0.7" table:style-name="ce1">
            <text:p>0.7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2">
          <table:table-cell office:value-type="float" office:value="0.6" table:style-name="ce1">
            <text:p>0.6</text:p>
          </table:table-cell>
          <table:table-cell table:number-columns-repeated="8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style-name="ro2">
          <table:table-cell table:number-columns-repeated="9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65" table:style-name="ce1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Kang, Qi</dc:creator>
    <meta:creation-date>2023-09-20T22:21:59Z</meta:creation-date>
    <dc:date>2023-09-28T11:20:53Z</dc:date>
    <meta:editing-cycles>6</meta:editing-cycles>
    <meta:editing-duration>PT0S</meta:editing-duration>
  </office:meta>
</office:document-meta>
</file>